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Metadata Document</text:p>
      <text:p text:style-name="Author">John Doe</text:p>
      <text:h text:style-name="Heading_20_1" text:outline-level="1"><text:bookmark-start text:name="test-document"/>Test Document<text:bookmark-end text:name="test-document"/></text:h>
      <text:p text:style-name="First_20_paragraph">This is a test document to verify metadata extraction.</text:p>
      <text:h text:style-name="Heading_20_2" text:outline-level="2"><text:bookmark-start text:name="section-1"/>Section 1<text:bookmark-end text:name="section-1"/></text:h>
      <text:p text:style-name="First_20_paragraph">Some content here.</text:p>
      <text:h text:style-name="Heading_20_2" text:outline-level="2"><text:bookmark-start text:name="section-2"/>Section 2<text:bookmark-end text:name="section-2"/></text:h>
      <text:p text:style-name="First_20_paragraph">More content her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3</meta:generator>
    <dc:title>Test Metadata Document</dc:title>
    <dc:description/>
    <dc:subject>Testing ODT Metadata Extraction</dc:subject>
    <meta:keyword/>
    <meta:initial-creator>John Doe</meta:initial-creator>
    <dc:creator>John Doe</dc:creator>
    <meta:creation-date>2025-12-08T15:26:04Z</meta:creation-date>
    <dc:date>2025-12-08T15:26:04Z</dc:date>
  </office:meta>
</office:document-meta>
</file>